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Num4"/>
    <style:style style:name="P2" style:family="paragraph" style:parent-style-name="Standard" style:list-style-name="WWNum17"/>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hyphenation-ladder-count="no-limit"/>
      <style:text-properties style:text-underline-style="solid" style:text-underline-width="auto" style:text-underline-color="font-color" fo:hyphenate="true" fo:hyphenation-remain-char-count="2" fo:hyphenation-push-char-count="2"/>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left="1.249cm" fo:margin-right="0cm" fo:text-indent="0cm" style:auto-text-indent="false"/>
    </style:style>
    <style:style style:name="P7" style:family="paragraph" style:parent-style-name="Standard">
      <style:paragraph-properties fo:margin-left="0cm" fo:margin-right="0cm" fo:text-indent="1.249cm" style:auto-text-indent="false"/>
    </style:style>
    <style:style style:name="P8" style:family="paragraph" style:parent-style-name="Standard" style:master-page-name="Standard">
      <style:paragraph-properties style:page-number="auto"/>
    </style:style>
    <style:style style:name="P9" style:family="paragraph" style:parent-style-name="List_20_Paragraph" style:list-style-name="WWNum3"/>
    <style:style style:name="P10" style:family="paragraph" style:parent-style-name="List_20_Paragraph" style:list-style-name="WWNum1"/>
    <style:style style:name="P11" style:family="paragraph" style:parent-style-name="List_20_Paragraph" style:list-style-name="WWNum6"/>
    <style:style style:name="P12" style:family="paragraph" style:parent-style-name="List_20_Paragraph" style:list-style-name="WWNum8"/>
    <style:style style:name="P13" style:family="paragraph" style:parent-style-name="List_20_Paragraph" style:list-style-name="WWNum14"/>
    <style:style style:name="P14" style:family="paragraph" style:parent-style-name="List_20_Paragraph" style:list-style-name="WWNum10"/>
    <style:style style:name="P15" style:family="paragraph" style:parent-style-name="List_20_Paragraph" style:list-style-name="WWNum15">
      <style:text-properties style:text-underline-style="solid" style:text-underline-width="auto" style:text-underline-color="font-color"/>
    </style:style>
    <style:style style:name="P16" style:family="paragraph" style:parent-style-name="List_20_Paragraph">
      <style:paragraph-properties fo:margin-left="0cm" fo:margin-right="0cm" fo:text-indent="0cm" style:auto-text-indent="false"/>
    </style:style>
    <style:style style:name="P17" style:family="paragraph" style:parent-style-name="List_20_Paragraph">
      <style:paragraph-properties fo:margin-left="0cm" fo:margin-right="0cm" fo:text-align="center" style:justify-single-word="false" fo:text-indent="0cm" style:auto-text-indent="false"/>
    </style:style>
    <style:style style:name="P18" style:family="paragraph" style:parent-style-name="List_20_Paragraph">
      <style:paragraph-properties fo:margin-left="0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9" style:family="paragraph" style:parent-style-name="List_20_Paragraph" style:list-style-name="WWNum11">
      <style:paragraph-properties fo:margin-left="0cm" fo:margin-right="0cm" fo:text-indent="0cm" style:auto-text-indent="false"/>
    </style:style>
    <style:style style:name="P20" style:family="paragraph" style:parent-style-name="List_20_Paragraph" style:list-style-name="L1">
      <style:paragraph-properties fo:margin-left="0cm" fo:margin-right="0cm" fo:text-indent="0cm" style:auto-text-indent="false"/>
    </style:style>
    <style:style style:name="P21" style:family="paragraph" style:parent-style-name="List_20_Paragraph" style:list-style-name="L2">
      <style:paragraph-properties fo:margin-left="0cm" fo:margin-right="0cm" fo:text-indent="0cm" style:auto-text-indent="false"/>
    </style:style>
    <style:style style:name="P22" style:family="paragraph" style:parent-style-name="List_20_Paragraph" style:list-style-name="L3">
      <style:paragraph-properties fo:margin-left="0cm" fo:margin-right="0cm" fo:text-indent="0cm" style:auto-text-indent="false"/>
    </style:style>
    <style:style style:name="P23" style:family="paragraph" style:parent-style-name="List_20_Paragraph" style:list-style-name="WWNum1">
      <style:paragraph-properties fo:break-before="page"/>
    </style:style>
    <style:style style:name="P24" style:family="paragraph" style:parent-style-name="List_20_Paragraph">
      <style:paragraph-properties fo:margin-left="1.178cm" fo:margin-right="0cm" fo:text-indent="0cm" style:auto-text-indent="false"/>
    </style:style>
    <style:style style:name="P25" style:family="paragraph" style:parent-style-name="List_20_Paragraph" style:list-style-name="WWNum8">
      <style:paragraph-properties fo:margin-left="1.178cm" fo:margin-right="0cm" fo:text-indent="0cm" style:auto-text-indent="false"/>
    </style:style>
    <style:style style:name="P26" style:family="paragraph" style:parent-style-name="List_20_Paragraph">
      <style:paragraph-properties fo:margin-left="1.249cm" fo:margin-right="0cm" fo:text-indent="0cm" style:auto-text-indent="false"/>
    </style:style>
    <style:style style:name="P27" style:family="paragraph" style:parent-style-name="List_20_Paragraph">
      <style:paragraph-properties fo:margin-left="1.249cm" fo:margin-right="0cm" fo:text-indent="1.249cm" style:auto-text-indent="false"/>
    </style:style>
    <style:style style:name="P28"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style>
    <style:style style:name="T5" style:family="text">
      <style:text-properties fo:color="#ff0000" fo:font-weight="bold" style:font-weight-asian="bold"/>
    </style:style>
    <style:style style:name="T6" style:family="text">
      <style:text-properties fo:color="#ffc000" fo:font-weight="bold" style:font-weight-asian="bold"/>
    </style:style>
    <style:style style:name="T7" style:family="text">
      <style:text-properties fo:color="#2f5496"/>
    </style:style>
    <style:style style:name="T8" style:family="text">
      <style:text-properties fo:color="#2f5496" fo:font-weight="bold" style:font-weight-asian="bold"/>
    </style:style>
    <style:style style:name="T9" style:family="text">
      <style:text-properties fo:color="#538135" fo:font-weight="bold" style:font-weight-asian="bold"/>
    </style:style>
    <style:style style:name="T10" style:family="text">
      <style:text-properties style:font-name="Comic Sans MS" fo:font-weight="bold" style:font-weight-asian="bold"/>
    </style:style>
    <style:style style:name="T11" style:family="text">
      <style:text-properties fo:font-style="italic" style:font-style-asian="italic"/>
    </style:style>
    <style:style style:name="T12" style:family="text">
      <style:text-properties fo:color="#3b3838" fo:font-weight="bold" style:font-weight-asian="bold"/>
    </style:style>
    <style:style style:name="T13" style:family="text">
      <style:text-properties fo:color="#c45911" fo:font-weight="bold" style:font-weight-asian="bold"/>
    </style:style>
    <style:style style:name="T14" style:family="text">
      <style:text-properties fo:font-size="14pt" style:text-underline-style="solid" style:text-underline-width="auto" style:text-underline-color="font-color" fo:font-weight="bold" style:font-size-asian="14pt" style:font-weight-asian="bold"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List_20_Paragraph"><text:span text:style-name="T2">1er page de couverture :</text:span></text:p>
      <text:p text:style-name="P16"><text:s/><text:tab/> Pute à clic : Web, Browser, search engine, naviguer safe !</text:p>
      <text:p text:style-name="List_20_Paragraph"/>
      <text:list xml:id="list9038330898996235774" text:style-name="WWNum3">
        <text:list-item>
          <text:p text:style-name="P9"><text:span text:style-name="T1">Les géants du Web s’accaparent les navigateurs</text:span></text:p>
        </text:list-item>
      </text:list>
      <text:p text:style-name="P5">Pour utiliser un navigateur en premier lieu, nous n’avons pas d’autres choix que celui imposé par le fabricant du système sur lequel on est.</text:p>
      <text:p text:style-name="P5"/>
      <text:list xml:id="list4716677121377734471" text:style-name="WWNum4">
        <text:list-item>
          <text:list>
            <text:list-item>
              <text:p text:style-name="P1"><text:s/><text:span text:style-name="T1">Les « par défaut »</text:span></text:p>
            </text:list-item>
          </text:list>
        </text:list-item>
      </text:list>
      <text:p text:style-name="P6">Parmi eux, on peut citer :</text:p>
      <text:list xml:id="list6078281619792843749" text:style-name="WWNum17">
        <text:list-item>
          <text:p text:style-name="P2"><text:span text:style-name="T5">Go</text:span><text:span text:style-name="T6">og</text:span><text:span text:style-name="T8">le Chr</text:span><text:span text:style-name="T9">ome</text:span><text:span text:style-name="T7"> </text:span>pour <text:span text:style-name="T9">Android</text:span></text:p>
        </text:list-item>
        <text:list-item>
          <text:p text:style-name="P2"><text:span text:style-name="T10">Safari</text:span> chez Apple</text:p>
        </text:list-item>
        <text:list-item>
          <text:p text:style-name="P2"><text:span text:style-name="T8">Microsoft Edge</text:span> avec Windows. </text:p>
        </text:list-item>
      </text:list>
      <text:p text:style-name="P6">Sans oublier les installations liées de ces derniers en accords avec certains éditeurs.</text:p>
      <text:p text:style-name="P7"/>
      <text:list xml:id="list36216896" text:continue-list="list4716677121377734471" text:style-name="WWNum4">
        <text:list-item>
          <text:list>
            <text:list-item>
              <text:p text:style-name="P1"><text:span text:style-name="T1">Les géants de l’informatique</text:span></text:p>
            </text:list-item>
          </text:list>
        </text:list-item>
      </text:list>
      <text:p text:style-name="P6">Vous aurez reconnu les plus grands acteurs du web, qui ont carrément les moyens d’imposer leur produit. </text:p>
      <text:p text:style-name="P6">Ils ont la main mise à eux seuls à la vaste majorité des parts de marché des navigateurs. <text:span text:style-name="T4">G</text:span>oogle, <text:span text:style-name="T4">A</text:span>pple et <text:span text:style-name="T4">M</text:span>icrosoft, ce sont déjà 3 lettres des « <text:span text:style-name="T4">GA</text:span>FA<text:span text:style-name="T4">M</text:span> ». Ils construisent leurs navigateurs <text:span text:style-name="T11">propriétaires</text:span>. </text:p>
      <text:p text:style-name="P6"/>
      <text:list xml:id="list36214337" text:continue-numbering="true" text:style-name="WWNum4">
        <text:list-item>
          <text:list>
            <text:list-item>
              <text:p text:style-name="P1"><text:span text:style-name="T1">Propriétaire/Open-Source</text:span></text:p>
            </text:list-item>
          </text:list>
        </text:list-item>
      </text:list>
      <text:p text:style-name="P6">Dans le cas d’un <text:span text:style-name="T11">logiciel propriétaire</text:span>, le code, c’est-à-dire, la recette qui le constitue, n’est connu que de l’entreprise à qui il appartient. </text:p>
      <text:p text:style-name="P6">Cependant, il existe des logiciels, dont des navigateurs, qui ont un code dit <text:span text:style-name="T11">« Open-Source », </text:span>qui est public et dont la communauté de développeur peut assurer de concert son intégrité.</text:p>
      <text:p text:style-name="P6">Dans les deux cas, nous retrouvons une multitude de navigateurs que nous pouvons utiliser.</text:p>
      <text:p text:style-name="P6"/>
      <text:p text:style-name="P4"/>
      <text:list xml:id="list3365549116999214937" text:style-name="WWNum1">
        <text:list-item>
          <text:p text:style-name="P23"><text:span text:style-name="T1">Les Principaux Navigateurs Web</text:span></text:p>
        </text:list-item>
      </text:list>
      <text:p text:style-name="P3"/>
      <text:list xml:id="list36217731" text:continue-numbering="true" text:style-name="WWNum1">
        <text:list-item>
          <text:list>
            <text:list-item>
              <text:p text:style-name="P10"><text:span text:style-name="T1">Généralités</text:span></text:p>
            </text:list-item>
          </text:list>
        </text:list-item>
      </text:list>
      <text:p text:style-name="P6">Le navigateur web (<text:span text:style-name="T11">browser</text:span> en anglais), est un logiciel dont le but est d’aller récupérer et lire l’information et de l’afficher sur l’appareil de l’utilisateur, ordinateur, smartphone ou tablette. </text:p>
      <text:p text:style-name="P6">Cela peut être du texte, de l’image, de la vidéo ou plusieurs de ces choses à la fois. C'est pour cela que l'on pourra parfois avoir des aspects de la page web différent en fonction du navigateur. (Cf rendu graphique / moteur de rendu).</text:p>
      <text:p text:style-name="P6">Celui-ci peut non seulement bénéficier de personnalisation de son aspect, mais aussi de ses fonctionnalités tels qu'un bloqueur de pub (pare-boue), etc.</text:p>
      <text:p text:style-name="P6">Cependant, certains peuvent intégrer certaines fonctionnalités dès le départ comme un <text:span text:style-name="T4">VPN</text:span> avec <text:span text:style-name="T5">Opera</text:span>, un <text:span text:style-name="T4">bloqueur de pub</text:span> avec <text:span text:style-name="T12">Brave</text:span>, ou la fonction <text:span text:style-name="T4">https</text:span> chez <text:span text:style-name="T13">Firefox</text:span>.</text:p>
      <text:p text:style-name="P6"/>
      <text:list xml:id="list36211110" text:continue-numbering="true" text:style-name="WWNum1">
        <text:list-item>
          <text:list>
            <text:list-item>
              <text:p text:style-name="P10"><text:span text:style-name="T1">Mozilla Firefox</text:span></text:p>
            </text:list-item>
          </text:list>
        </text:list-item>
      </text:list>
      <text:p text:style-name="P6">Firefox est un navigateur libre et gratuit (open-source) développé et distribué par la Mozilla foundation avec l’aide de milliers de bénévoles.</text:p>
      <text:p text:style-name="P6">Savoir inutile : Mozilla vient de la contraction <text:span text:style-name="T4">Moz</text:span>aic (nom du navigateur le plus utilisé dans les 90's, NSCA Mosaic) et de K<text:span text:style-name="T4">illa</text:span>, qui donnera Mozilla, qui fait également penser à Godzilla. (<text:a xlink:type="simple" xlink:href="https://webaim.org/blog/user-agent-string-history/" text:style-name="Internet_20_link" text:visited-style-name="Visited_20_Internet_20_Link">https://webaim.org/blog/user-agent-string-history/</text:a>)<text:bookmark text:name="_GoBack"/></text:p>
      <text:p text:style-name="P6"/>
      <text:list xml:id="list36199033" text:continue-numbering="true" text:style-name="WWNum1">
        <text:list-item>
          <text:list>
            <text:list-item>
              <text:p text:style-name="P10"><text:span text:style-name="T1">Google Chrome</text:span></text:p>
            </text:list-item>
          </text:list>
        </text:list-item>
      </text:list>
      <text:p text:style-name="P6">Le navigateur de Google est basé sur le projet libre Chromium, cependant, il reste un logiciel propriétaire. C'est le navigateur qui est le plus utilisé dans le monde. Avec le système Android des smartphones, les accords avec d’autres éditeurs pour proposer l’installation de Chrome par défaut, Google est facilement devenu le plus utilisé.<text:span text:style-name="T11"> Il intègre des traqueurs de données et est un vendeur de pub renommé.</text:span></text:p>
      <text:p text:style-name="P6"/>
      <text:list xml:id="list36214655" text:continue-numbering="true" text:style-name="WWNum1">
        <text:list-item>
          <text:list>
            <text:list-item>
              <text:p text:style-name="P10"><text:span text:style-name="T1">Internet Explorer &amp; Edge de Microsoft</text:span></text:p>
            </text:list-item>
          </text:list>
        </text:list-item>
      </text:list>
      <text:p text:style-name="List_20_Paragraph">Par défaut sur les ordinateurs préinstallés avec Windows, Internet Explorer a connu ses heures de gloire début 2000, il a été aussi la risée des navigateurs <text:span text:style-name="T11">car il n’était pas aux standards du Web</text:span> ventes liés. Failles.</text:p>
      <text:p text:style-name="List_20_Paragraph"/>
      <text:list xml:id="list87823144199964412" text:style-name="WWNum6">
        <text:list-item>
          <text:list>
            <text:list-item>
              <text:p text:style-name="P11"><text:span text:style-name="T1">Opera</text:span></text:p>
            </text:list-item>
          </text:list>
        </text:list-item>
      </text:list>
      <text:p text:style-name="P16"><text:s/><text:tab/>Historique. Bloqueur de pub intégré, VPN intégré, fonction turbo. Reste propriétaire.</text:p>
      <text:p text:style-name="P16"/>
      <text:list xml:id="list36202094" text:continue-numbering="true" text:style-name="WWNum6">
        <text:list-item>
          <text:list>
            <text:list-item>
              <text:p text:style-name="P11"><text:span text:style-name="T1">Safari</text:span></text:p>
            </text:list-item>
          </text:list>
        </text:list-item>
      </text:list>
      <text:p text:style-name="P16"><text:s text:c="15"/>Pas grand-chose de plus que les autres, à part le design et par défaut d'Apple. N'ont pas les armes pour <text:tab/>concurrencer Google. </text:p>
      <text:p text:style-name="P16"/>
      <text:list xml:id="list36203085" text:continue-numbering="true" text:style-name="WWNum6">
        <text:list-item>
          <text:list>
            <text:list-item>
              <text:p text:style-name="P11"><text:span text:style-name="T1">Brave</text:span></text:p>
            </text:list-item>
          </text:list>
        </text:list-item>
      </text:list>
      <text:p text:style-name="P24">Historique, principal atout : bloqueur de pub intégré et association avec Qwant pour FR et DE.</text:p>
      <text:p text:style-name="P24"><text:soft-page-break/></text:p>
      <text:list xml:id="list2275909320721475181" text:style-name="WWNum8">
        <text:list-item>
          <text:list>
            <text:list-item>
              <text:p text:style-name="P25">Y'a en partout !</text:p>
            </text:list-item>
          </text:list>
        </text:list-item>
      </text:list>
      <text:p text:style-name="P16"/>
      <text:list xml:id="list36226201" text:continue-numbering="true" text:style-name="WWNum8">
        <text:list-item>
          <text:list>
            <text:list-item>
              <text:p text:style-name="P25">Conclusion : le meilleur c'est kif kif (Monsieur Galand)</text:p>
            </text:list-item>
          </text:list>
        </text:list-item>
      </text:list>
      <text:p text:style-name="P24">Évolution rapide, on ne peut pas s'avancer, tests assez semblables (référence ici). Donc pour choisir : éthique seulement. Design, philosophie, accessibilité aux options « vie privée ».</text:p>
      <text:p text:style-name="P16"/>
      <text:p text:style-name="P16">Transition : Notre voiture est prête à partir sur la route ! Mais il nous faut un GPS qui nous propose les chemins à découvrir...</text:p>
      <text:p text:style-name="P16"/>
      <text:list xml:id="list36215853" text:continue-numbering="true" text:style-name="WWNum8">
        <text:list-item>
          <text:p text:style-name="P12">Les Moteurs de Recherche</text:p>
        </text:list-item>
      </text:list>
      <text:list xml:id="list3875845531476600243" text:style-name="WWNum14">
        <text:list-item>
          <text:list>
            <text:list-item>
              <text:p text:style-name="P13">Un moteur de recherche pour quoi faire ? (Fonctionnement) = Schéma avec Pieuvre Gros Google</text:p>
            </text:list-item>
          </text:list>
        </text:list-item>
      </text:list>
      <text:p text:style-name="P26">Avant annuaire de liens recensés par des humains (ingérable), donc appel aux robots qui recensent les liens en parcourant le web. </text:p>
      <text:list xml:id="list6400707643196389175" text:style-name="WWNum10">
        <text:list-item>
          <text:list>
            <text:list-item>
              <text:p text:style-name="P14">Fonctionnement de Google</text:p>
            </text:list-item>
            <text:list-item>
              <text:p text:style-name="P14">DuckDuckGo (à rechercher)</text:p>
            </text:list-item>
            <text:list-item>
              <text:p text:style-name="P14">Qwant : Européens, accès sur la vie privée (à rechercher)</text:p>
            </text:list-item>
            <text:list-item>
              <text:p text:style-name="P14">Les écolos : Ecosia, Lilou</text:p>
            </text:list-item>
            <text:list-item>
              <text:p text:style-name="P14">Ceux qui s'incrustent : Yahoo, Ask.fr, Bing et msn</text:p>
            </text:list-item>
            <text:list-item>
              <text:p text:style-name="P14">Les spécialisés : images, junior, images inversé</text:p>
            </text:list-item>
            <text:list-item>
              <text:p text:style-name="P14">Conclusion, moralités, à retenir</text:p>
            </text:list-item>
          </text:list>
        </text:list-item>
      </text:list>
      <text:p text:style-name="P16">Tous les moteurs de recherche ne se valent pas. Les résultats sont dictés par l'araignée et par les algorithmes dont elle dépend. Le moteur de recherche à donc un grand pouvoir pour donner ou non l'information. C'est lui qui décide s'il tel ou tel contenu doit apparaître ou pas en première page des recherches. Liriez vous toujours le même journal ?</text:p>
      <text:p text:style-name="P16">Ex. : Chasse aux fakes news, verront nous un déclassement des sites alternatifs au profit des sites institutionnels et gouvernementaux ?</text:p>
      <text:p text:style-name="P16"/>
      <text:p text:style-name="P17"><text:span text:style-name="T3">P.G. : « Internet, où sont passés tes promesses de jeunesse ? »</text:span></text:p>
      <text:p text:style-name="P18"/>
      <text:list xml:id="list1750708811371318074" text:style-name="WWNum11">
        <text:list-item>
          <text:list>
            <text:list-item>
              <text:list>
                <text:list-header>
                  <text:p text:style-name="P19"><text:span text:style-name="T1">4. Se prémunir</text:span></text:p>
                </text:list-header>
              </text:list>
            </text:list-item>
          </text:list>
        </text:list-item>
      </text:list>
      <text:list xml:id="list9111616859745886898" text:style-name="WWNum15">
        <text:list-item>
          <text:list>
            <text:list-item>
              <text:p text:style-name="P15">Dangers</text:p>
            </text:list-item>
          </text:list>
        </text:list-item>
      </text:list>
      <text:p text:style-name="P16">Pop-up intrusives → U Block Origin</text:p>
      <text:p text:style-name="P16">Mouchards/trackers → Ghostery, Privacy badger</text:p>
      <text:p text:style-name="P16">Télécharger des distribution Linux tranquille → VPN/Proxy</text:p>
      <text:p text:style-name="P27"/>
      <text:p text:style-name="P27">4.2 <text:span text:style-name="T1">Bonnes pratiques et bon sens</text:span></text:p>
      <text:p text:style-name="P16"><text:soft-page-break/>pas de clic fou, pas d'installation inconnue, liens mails, donner identifiants bancaires ou autres. Aller sur les sites officiels, et/ou du fabricant. Https. Wifi public ! → Partage de co mieux.</text:p>
      <text:p text:style-name="P16"/>
      <text:p text:style-name="P16">Adwcleaner/Malwarebytes</text:p>
      <text:p text:style-name="P16"/>
      <text:p text:style-name="P16">Teasing nouveau numéro... Les promesses d'internet (liens pubs ciblées gafam / centralisation du net /rois du pétrole monopolise tout et deviennent incontournable malgré nous)</text:p>
      <text:p text:style-name="P16"/>
      <text:p text:style-name="P16">5 Libre vs propriétaires</text:p>
      <text:p text:style-name="P16">Libre : </text:p>
      <text:list xml:id="list6280153718881020848" text:style-name="L1">
        <text:list-item>
          <text:p text:style-name="P20">liberté d'excuter pour tout les usage</text:p>
        </text:list-item>
        <text:list-item>
          <text:p text:style-name="P20">libetrté d'étudier le fonctionnement et de l'adapter a ses besoin</text:p>
        </text:list-item>
        <text:list-item>
          <text:p text:style-name="P20">liberté de redistribuer des copie du programme</text:p>
        </text:list-item>
        <text:list-item>
          <text:p text:style-name="P20">liberté d'améliotrer le programme et de distribuer ces amélioration</text:p>
        </text:list-item>
      </text:list>
      <text:p text:style-name="P16"/>
      <text:p text:style-name="P16">opensource : </text:p>
      <text:p text:style-name="P16"/>
      <text:list xml:id="list335066860679246718" text:style-name="L2">
        <text:list-item>
          <text:p text:style-name="P21">le code est en acces libre mais pas forcément modifiable, ni fait de facon collaborative</text:p>
        </text:list-item>
      </text:list>
      <text:p text:style-name="P16"/>
      <text:p text:style-name="P16">propriétaires</text:p>
      <text:list xml:id="list3452232735305737911" text:style-name="L3">
        <text:list-item>
          <text:p text:style-name="P22">c'est quand c'est pas libre, le code source est la propriété de l'entreprise</text:p>
        </text:list-item>
      </text:list>
      <text:p text:style-name="P16"/>
      <text:p text:style-name="P16"/>
      <text:p text:style-name="P16">Sur quoi avez vous appris l'informatique à l'école ? 99% windows</text:p>
      <text:p text:style-name="P16">Création d'une dépendance des le plus jeune age en formatant des habitude, installation d'un monopole consenti par l'éducation nationnel. Stratégie d'entreprise avec vente lié.</text:p>
      <text:p text:style-name="P16">Comme si dans les cantine il n'y avais que du macdo par commodité. Influence des comportement future, qui ne sont ni bon pour le web, ni bon pour les éléve.</text:p>
      <text:p text:style-name="P16">Sécurité car œuvre collectif dont, pas de contrôle par une entreprise privée, dont plus sécurisé, communauté mondiale très investi et assure la sécurité et intégrité, pas de back door. <text:s/>Genduntu</text:p>
      <text:p text:style-name="P16">BD sur la conférence back door linus.</text:p>
      <text:p text:style-name="P16">Les gens qui travail sur ce genr ed eprojet sont motivé par des idéaux, pour la diversité du web.</text:p>
      <text:p text:style-name="P16">Plus on utilise du logiciel libre, plus on aide leur developpement, </text:p>
      <text:p text:style-name="P16">Crer de l'emploi car une solution libre peut être personnalisable par un developpeur local et indépendant</text:p>
      <text:p text:style-name="P16"/>
      <text:p text:style-name="P16"><text:soft-page-break/>Barcelone et monreal qyu ipasse au libre. 6Million euros licence de licence qui ne sont plus reverser a micro soft mais réinvesti dans le development du libre au bénéfice de l'humanité, </text:p>
      <text:p text:style-name="P16">Indien, des africain, utiliser gratuitement et bénéficier des amélioré ainsi financer.</text:p>
      <text:p text:style-name="P16"/>
      <text:p text:style-name="P16">Logiciel libre réputation d'etre moche et plein de bug mais ca change !! Aider la communauté en utilisant des ligiciel libre</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5%" fo:orphans="0" fo:widows="0"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fo:color="#ff0000" fo:font-weight="bold" style:font-name-asian="SimSun" style:font-weight-asian="bold" style:font-name-complex="Calibri2"/>
    </style:style>
    <style:style style:name="ListLabel_20_6" style:display-name="ListLabel 6" style:family="text">
      <style:text-properties fo:color="#00000a" style:font-name-asian="SimSun" style:font-name-complex="Calibr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0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0.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1" text:start-value="3" text:display-levels="2">
        <style:list-level-properties text:list-level-position-and-space-mode="label-alignment">
          <style:list-level-label-alignment text:label-followed-by="listtab" fo:text-indent="-0.635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2.54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4"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8.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3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2.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14pt" style:text-underline-style="solid" style:text-underline-width="auto" style:text-underline-color="font-color" fo:font-weight="bold" style:font-size-asian="14pt" style:font-weight-asian="bold" style:font-size-complex="14pt"/>
    </style:style>
    <style:page-layout style:name="Mpm1">
      <style:page-layout-properties fo:page-width="21.001cm" fo:page-height="29.7cm" style:num-format="1" style:print-orientation="portrait" fo:margin-top="1.249cm" fo:margin-bottom="1.27cm" fo:margin-left="1.298cm" fo:margin-right="1.254cm" style:writing-mode="lr-tb" style:layout-grid-color="#c0c0c0" style:layout-grid-lines="2718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FANZIN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pha Zoulou</meta:initial-creator>
    <dc:creator>Arriette Lecouineur</dc:creator>
    <meta:editing-cycles>26</meta:editing-cycles>
    <meta:creation-date>2018-09-23T21:18:00</meta:creation-date>
    <dc:date>2018-09-24T16:01:55.57</dc:date>
    <meta:editing-duration>PT46S</meta:editing-duration>
    <meta:generator>OpenOffice/4.1.5$Win32 OpenOffice.org_project/415m1$Build-9789</meta:generator>
    <meta:document-statistic meta:table-count="0" meta:image-count="0" meta:object-count="0" meta:page-count="5" meta:paragraph-count="84" meta:word-count="1192" meta:character-count="73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